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9a25" officeooo:paragraph-rsid="00079a25"/>
    </style:style>
    <style:style style:name="P2" style:family="paragraph" style:parent-style-name="Standard">
      <style:text-properties officeooo:rsid="000977ad" officeooo:paragraph-rsid="000977ad"/>
    </style:style>
    <style:style style:name="T1" style:family="text">
      <style:text-properties officeooo:rsid="0009a3f1"/>
    </style:style>
    <style:style style:name="T2" style:family="text">
      <style:text-properties officeooo:rsid="000b793f"/>
    </style:style>
    <style:style style:name="T3" style:family="text">
      <style:text-properties officeooo:rsid="001129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XXXX,</text:p>
      <text:p text:style-name="P1"/>
      <text:p text:style-name="P1">My name is Lalittawan XXXX. I own an English Language school in Ubon Ratchathani, a small city in Northeastern Thailand. I will be visiting [ X city] [on X days] and would like to observe some of your classes at [X school].</text:p>
      <text:p text:style-name="P1"/>
      <text:p text:style-name="P2">I heard about your school from my friends [x and y] whose child studied at your school from [x-y]. They tell me that you are passionate about effective teaching methods and <text:span text:style-name="T1">parental engagement</text:span>. <text:span text:style-name="T2">I’m also impressed by your dedication to cultivating strong virtues in your students. I understand that you even hand out certificates for things like being a good friend or helping someone in need.</text:span></text:p>
      <text:p text:style-name="P1"/>
      <text:p text:style-name="P1">Previously, I completed my Masters in <text:span text:style-name="T3">International Business</text:span> at Queensland <text:span text:style-name="T3">U</text:span>niversity(?), and I was very impressed by Australia’s style of education. Later, I started this language school for children, age [x-x] in [year], but I have become somewhat unsatisfied with Thai teaching methods, which emphasize rote memorization over dynamic understanding. </text:p>
      <text:p text:style-name="P1"/>
      <text:p text:style-name="P2">Though I admire Australia’s higher education system, I don’t know very much about Australia’s (primary/secondary) education system. If you would be so kind, I would like to be allowed to observe some of your classes to get a better understanding of your school’s teaching methodologies as well as the teaching methodologies of Australia as a whole.</text:p>
      <text:p text:style-name="P2"/>
      <text:p text:style-name="P2">You can reach me at XYZ. I earnestly await your reply. Thank you for reading this letter, and I hope that I will have the opportunity to meet you in person.</text:p>
      <text:p text:style-name="P2"/>
      <text:p text:style-name="P2">Best,</text:p>
      <text:p text:style-name="P2"/>
      <text:p text:style-name="P2">Lalittawan XXXX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58:36.166000000</meta:creation-date>
    <dc:date>2017-06-10T08:46:11.592000000</dc:date>
    <meta:editing-duration>PT15H56M51S</meta:editing-duration>
    <meta:editing-cycles>2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8" meta:word-count="250" meta:character-count="1501" meta:non-whitespace-character-count="1258"/>
  </office:meta>
</office:document-meta>
</file>